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6.96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stimate wee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er des textur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ion des collisio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par défaut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à l’aide d’un fichier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énération du labyrinthe en fonction du niveau sélectionn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u trés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pièg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’effets magiqu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passages secret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monstre (entités avec points de vie, points d’attaque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 monstres se déplacent aléatoirem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 monstres se déplacent intelligemmen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e fantômes (monstre qui traversent les murs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Implémentation d’un héros qui peut se déplac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héros attaque des monstres adjacent à lu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héros peut être attaqué par des monstres adjac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faire une nouvelle part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perd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 joueur peut gagn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61">
          <table:table-cell table:number-columns-repeated="1024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7:11:37.268150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35:49.725497472</meta:creation-date>
    <dc:date>2018-11-29T17:30:04.782750004</dc:date>
    <meta:editing-duration>PT21M45S</meta:editing-duration>
    <meta:editing-cycles>2</meta:editing-cycles>
    <meta:generator>LibreOffice/6.1.1.2$Linux_X86_64 LibreOffice_project/10$Build-2</meta:generator>
    <meta:document-statistic meta:table-count="1" meta:cell-count="40" meta:object-count="0"/>
  </office:meta>
</office:document-meta>
</file>